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Arial" style:font-family-asian="Arial" style:font-family-complex="Arial" fo:background-color="transparent" fo:color="#000000"/>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1.00pt" fo:font-weight="normal" fo:font-family="Arial" style:font-family-asian="Arial" style:font-family-complex="Arial" fo:background-color="transparent" fo:color="#000000"/>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1.00pt" fo:font-weight="normal" fo:font-family="Arial" style:font-family-asian="Arial" style:font-family-complex="Arial" fo:background-color="transparent" fo:color="#000000"/>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1.00pt" fo:font-weight="normal" fo:font-family="Arial" style:font-family-asian="Arial" style:font-family-complex="Arial" fo:background-color="transparent" fo:color="#000000"/>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1.00pt" fo:font-weight="normal" fo:font-family="Arial" style:font-family-asian="Arial" style:font-family-complex="Arial" fo:background-color="transparent" fo:color="#000000"/>
    </style:style>
    <style:style style:name="T10"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left"/>
    </style:style>
    <text:list-style style:name="L2">
      <text:list-level-style-bullet text:level="1" text:bullet-char="•">
        <style:list-level-properties text:space-before="18.00pt" text:min-label-width="18.00pt"/>
        <style:text-properties fo:font-family="Symbol"/>
      </text:list-level-style-bullet>
    </text:list-style>
    <style:style style:name="P2" style:family="paragraph">
      <style:paragraph-properties fo:line-height="115.00%" fo:text-align="left"/>
    </style:style>
    <style:style style:name="P3" style:family="paragraph">
      <style:paragraph-properties fo:line-height="115.00%" fo:text-align="left"/>
    </style:style>
    <style:style style:name="P4" style:family="paragraph">
      <style:paragraph-properties fo:line-height="115.00%" fo:text-align="left"/>
    </style:style>
  </office:automatic-styles>
  <office:body>
    <office:text>
      <text:p text:style-name="P1"><text:span text:style-name="T1">Ashleigh White </text:span></text:p>
      <text:p text:style-name="P1"><text:span text:style-name="T2"/></text:p>
      <text:p text:style-name="P1"><text:span text:style-name="T3">Unit 3: providing safe environments for children </text:span></text:p>
      <text:p text:style-name="P1"><text:span text:style-name="T3">1.2 Explain how safeguarding:</text:span></text:p>
      <text:list text:style-name="L2">
        <text:list-item>
          <text:p text:style-name="P2"><text:span text:style-name="T3">keeps children safe</text:span></text:p>
        </text:list-item>
        <text:list-item>
          <text:p text:style-name="P2"><text:span text:style-name="T3">values children’s needs </text:span></text:p>
        </text:list-item>
        <text:list-item>
          <text:p text:style-name="P2"><text:span text:style-name="T3">protects children </text:span></text:p>
        </text:list-item>
      </text:list>
      <text:p text:style-name="P3"><text:span text:style-name="T4"/></text:p>
      <text:p text:style-name="P4"><text:span text:style-name="T5">Safeguarding keeps children safe by making sure that the people within the setting are aware of the risks that could happen within the setting. This means that the practitioners are able to identify and deal with them. The practitioner should also be able to notice the health and safety symbols that they will see from day to day within the setting; this is important as they need to notice if something is safe to use within the setting and to also make sure that the toys are suitable for young children to use. Therefore making sure that the children are being well looked after whilst they are at the nursery. Safeguarding also makes sure that the practitioners are able to identify the hazards that could be in the setting, however there is a easy way to see the hazards and this is by doing a risk assessment every morning and before the setting closes up for the night. </text:span></text:p>
      <text:p text:style-name="P4"><text:span text:style-name="T6"/></text:p>
      <text:p text:style-name="P4"><text:span text:style-name="T7">When you are safeguarding a child<text:s text:c="2"/>you need to make sure that you value the child's culture because this means that they’re able to be themselves when they’re at the setting. This means that they are able to feel that they are accepted within the setting. Another way that you can safeguard children is by making sure that you are giving them individual support because this helps the child to develop the furthest they could in nursery and primary school. In the setting the practitioner should be able including children with special need in their activities as to make sure that they are including all children in their activities and the practitioners can also do this by making sure that they don’t use stereotypes in the setting or against the children, again this makes children all of religion and cultures feel welcome within the setting. The practitoner should also be able to promote the childrens self worth and respect the child's differences. Again this should be able to make the children feel that they are welcome at the school and is able to help them learn more because they feel like they belong. </text:span></text:p>
      <text:p text:style-name="P4"><text:span text:style-name="T8"/></text:p>
      <text:p text:style-name="P4"><text:span text:style-name="T9">Safeguarding portects children because it is the practitioners duty of care to make sure that all of the children are cared for and that they feel safe when they are being taught and when they are in the setting. It is the practitioners duty of care is to also make sure that they are protecting the children from harm and making sure that they are being looked after at home. You also need to make sure that they are able to talk to the practitioner because if there is something going wrong in their home life then they need to feel that they are able to tell you anything. This is very important to make sure the children stay safe and that they are well looked after.<text:s text:c="2"/></text:span></text:p>
      <text:p text:style-name="P4"><text:span text:style-name="T10"/></text:p>
      <text:p text:style-name="P4"><text:span text:style-name="T10"/></text:p>
      <text:p text:style-name="P4"><text:span text:style-name="T10"/></text:p>
      <text:p text:style-name="P4"><text:span text:style-name="T10"/></text:p>
      <text:p text:style-name="P4"><text:span text:style-name="T10"/></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